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T1" style:family="text">
      <style:text-properties fo:color="#008000"/>
    </style:style>
    <style:style style:name="T2" style:family="text">
      <style:text-properties fo:color="#008000" style:font-name="Droid Sans Mono" fo:font-size="10.5pt" fo:font-weight="normal" fo:background-color="#ffffff" loext:char-shading-value="0"/>
    </style:style>
    <style:style style:name="T3" style:family="text">
      <style:text-properties fo:color="#0000ff"/>
    </style:style>
    <style:style style:name="T4" style:family="text">
      <style:text-properties fo:color="#a31515"/>
    </style:style>
    <style:style style:name="T5" style:family="text">
      <style:text-properties fo:color="#098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 MySQL dump 10.19 Distrib 10.3.31-MariaDB, for debian-linux-gnu (x86_64)</text:p>
      <text:p text:style-name="P2">--</text:p>
      <text:p text:style-name="P2">-- Host: localhost Database: api-chat</text:p>
      <text:p text:style-name="P2">-- ------------------------------------------------------</text:p>
      <text:p text:style-name="P2">-- Server version 10.3.31-MariaDB-0ubuntu0.20.04.1</text:p>
      <text:p text:style-name="P3"/>
      <text:p text:style-name="P1"><text:span text:style-name="T1">/*!40101 SET @OLD_CHARACTER_SET_CLIENT=@@CHARACTER_SET_CLIENT */</text:span>;</text:p>
      <text:p text:style-name="P1"><text:span text:style-name="T1">/*!40101 SET @OLD_CHARACTER_SET_RESULTS=@@CHARACTER_SET_RESULTS */</text:span>;</text:p>
      <text:p text:style-name="P1"><text:span text:style-name="T1">/*!40101 SET @OLD_COLLATION_CONNECTION=@@COLLATION_CONNECTION */</text:span>;</text:p>
      <text:p text:style-name="P1"><text:span text:style-name="T1">/*!40101 SET NAMES utf8 */</text:span>;</text:p>
      <text:p text:style-name="P1"><text:span text:style-name="T1">/*!40103 SET @OLD_TIME_ZONE=@@TIME_ZONE */</text:span>;</text:p>
      <text:p text:style-name="P1"><text:span text:style-name="T1">/*!40103 SET TIME_ZONE='+00:00' */</text:span>;</text:p>
      <text:p text:style-name="P1"><text:span text:style-name="T1">/*!40014 SET @OLD_UNIQUE_CHECKS=@@UNIQUE_CHECKS, UNIQUE_CHECKS=0 */</text:span>;</text:p>
      <text:p text:style-name="P1"><text:span text:style-name="T1">/*!40014 SET @OLD_FOREIGN_KEY_CHECKS=@@FOREIGN_KEY_CHECKS, FOREIGN_KEY_CHECKS=0 */</text:span>;</text:p>
      <text:p text:style-name="P1"><text:span text:style-name="T1">/*!40101 SET @OLD_SQL_MODE=@@SQL_MODE, SQL_MODE='NO_AUTO_VALUE_ON_ZERO' */</text:span>;</text:p>
      <text:p text:style-name="P1"><text:span text:style-name="T1">/*!40111 SET @OLD_SQL_NOTES=@@SQL_NOTES, SQL_NOTES=0 */</text:span>;</text:p>
      <text:p text:style-name="P3"/>
      <text:p text:style-name="P2">--</text:p>
      <text:p text:style-name="P2">-- Table structure for table `user_contacts`</text:p>
      <text:p text:style-name="P2">--</text:p>
      <text:p text:style-name="P3"/>
      <text:p text:style-name="P1"><text:span text:style-name="T3">DROP</text:span> <text:span text:style-name="T3">TABLE</text:span> <text:span text:style-name="T3">IF</text:span> <text:span text:style-name="T3">EXISTS</text:span> <text:span text:style-name="T4">`user_contacts`</text:span>;</text:p>
      <text:p text:style-name="P1"><text:span text:style-name="T1">/*!40101 SET @saved_cs_client = @@character_set_client */</text:span>;</text:p>
      <text:p text:style-name="P1"><text:span text:style-name="T1">/*!40101 SET character_set_client = utf8 */</text:span>;</text:p>
      <text:p text:style-name="P1"><text:span text:style-name="T3">CREATE</text:span> <text:span text:style-name="T3">TABLE</text:span> <text:span text:style-name="T4">`user_contacts`</text:span> (</text:p>
      <text:p text:style-name="P1"><text:span text:style-name="T4">`id`</text:span> <text:span text:style-name="T3">bigint</text:span>(<text:span text:style-name="T5">20</text:span>) unsigned <text:span text:style-name="T3">NOT</text:span> <text:span text:style-name="T3">NULL</text:span> AUTO_INCREMENT,</text:p>
      <text:p text:style-name="P1"><text:span text:style-name="T4">`user_id`</text:span> <text:span text:style-name="T3">bigint</text:span>(<text:span text:style-name="T5">20</text:span>) unsigned <text:span text:style-name="T3">NOT</text:span> <text:span text:style-name="T3">NULL</text:span>,</text:p>
      <text:p text:style-name="P1"><text:span text:style-name="T4">`contact_type`</text:span> <text:span text:style-name="T3">varchar</text:span>(<text:span text:style-name="T5">255</text:span>) <text:span text:style-name="T3">COLLATE</text:span> utf8mb4_unicode_ci <text:span text:style-name="T3">NOT</text:span> <text:span text:style-name="T3">NULL</text:span>,</text:p>
      <text:p text:style-name="P1"><text:span text:style-name="T4">`contact_id`</text:span> <text:span text:style-name="T3">bigint</text:span>(<text:span text:style-name="T5">20</text:span>) unsigned <text:span text:style-name="T3">NOT</text:span> <text:span text:style-name="T3">NULL</text:span>,</text:p>
      <text:p text:style-name="P1"><text:span text:style-name="T4">`last_read_at`</text:span> <text:span text:style-name="T3">timestamp</text:span> <text:span text:style-name="T3">NULL</text:span> <text:span text:style-name="T3">DEFAULT</text:span> <text:span text:style-name="T3">NULL</text:span>,</text:p>
      <text:p text:style-name="P1"><text:span text:style-name="T4">`created_at`</text:span> <text:span text:style-name="T3">timestamp</text:span> <text:span text:style-name="T3">NULL</text:span> <text:span text:style-name="T3">DEFAULT</text:span> <text:span text:style-name="T3">NULL</text:span>,</text:p>
      <text:p text:style-name="P1"><text:span text:style-name="T4">`updated_at`</text:span> <text:span text:style-name="T3">timestamp</text:span> <text:span text:style-name="T3">NULL</text:span> <text:span text:style-name="T3">DEFAULT</text:span> <text:span text:style-name="T3">NULL</text:span>,</text:p>
      <text:p text:style-name="P1"><text:span text:style-name="T3">PRIMARY</text:span> <text:span text:style-name="T3">KEY</text:span> (<text:span text:style-name="T4">`id`</text:span>),</text:p>
      <text:p text:style-name="P1"><text:span text:style-name="T3">KEY</text:span> <text:span text:style-name="T4">`user_contacts_user_id_foreign`</text:span> (<text:span text:style-name="T4">`user_id`</text:span>),</text:p>
      <text:p text:style-name="P1"><text:span text:style-name="T3">KEY</text:span> <text:span text:style-name="T4">`user_contacts_contact_type_contact_id_index`</text:span> (<text:span text:style-name="T4">`contact_type`</text:span>,<text:span text:style-name="T4">`contact_id`</text:span>),</text:p>
      <text:p text:style-name="P1"><text:span text:style-name="T3">CONSTRAINT</text:span> <text:span text:style-name="T4">`user_contacts_user_id_foreign`</text:span> <text:span text:style-name="T3">FOREIGN KEY</text:span> (<text:span text:style-name="T4">`user_id`</text:span>) <text:span text:style-name="T3">REFERENCES</text:span> <text:span text:style-name="T4">`users`</text:span> (<text:span text:style-name="T4">`id`</text:span>)</text:p>
      <text:p text:style-name="P1">) ENGINE=InnoDB AUTO_INCREMENT=<text:span text:style-name="T5">22</text:span> <text:span text:style-name="T3">DEFAULT</text:span> CHARSET=utf8mb4 <text:span text:style-name="T3">COLLATE</text:span>=utf8mb4_unicode_ci;</text:p>
      <text:p text:style-name="P1"><text:span text:style-name="T1">/*!40101 SET character_set_client = @saved_cs_client */</text:span>;</text:p>
      <text:p text:style-name="P3"/>
      <text:p text:style-name="P2">--</text:p>
      <text:p text:style-name="P2">-- Dumping data for table `user_contacts`</text:p>
      <text:p text:style-name="P2">--</text:p>
      <text:p text:style-name="P3"/>
      <text:p text:style-name="P1">LOCK TABLES <text:span text:style-name="T4">`user_contacts`</text:span> WRITE;</text:p>
      <text:p text:style-name="P1"><text:span text:style-name="T1">/*!40000 ALTER TABLE `user_contacts` DISABLE KEYS */</text:span>;</text:p>
      <text:p text:style-name="P1"><text:span text:style-name="T3">INSERT</text:span> <text:span text:style-name="T3">INTO</text:span> <text:span text:style-name="T4">`user_contacts`</text:span> <text:span text:style-name="T3">VALUES</text:span> (<text:span text:style-name="T5">1</text:span>,<text:span text:style-name="T5">1</text:span>,<text:span text:style-name="T4">'App\\User'</text:span>,<text:span text:style-name="T5">2</text:span>,<text:span text:style-name="T3">NULL</text:span>,<text:span text:style-name="T3">NULL</text:span>,<text:span text:style-name="T3">NULL</text:span>),(<text:span text:style-name="T5">2</text:span>,<text:span text:style-name="T5">1</text:span>,<text:span text:style-name="T4">'App\\User'</text:span>,<text:span text:style-name="T5">3</text:span>,<text:span text:style-name="T3">NULL</text:span>,<text:span text:style-name="T3">NULL</text:span>,<text:span text:style-name="T3">NULL</text:span>),(<text:span text:style-name="T5">3</text:span>,<text:span text:style-name="T5">1</text:span>,<text:span text:style-name="T4">'App\\User'</text:span>,<text:span text:style-name="T5">4</text:span>,<text:span text:style-name="T3">NULL</text:span>,<text:span text:style-name="T3">NULL</text:span>,<text:span text:style-name="T3">NULL</text:span>),(<text:span text:style-name="T5">4</text:span>,<text:span text:style-name="T5">2</text:span>,<text:span text:style-name="T4">'App\\</text:span><text:soft-page-break/><text:span text:style-name="T4">User'</text:span>,<text:span text:style-name="T5">1</text:span>,<text:span text:style-name="T3">NULL</text:span>,<text:span text:style-name="T3">NULL</text:span>,<text:span text:style-name="T3">NULL</text:span>),(<text:span text:style-name="T5">5</text:span>,<text:span text:style-name="T5">2</text:span>,<text:span text:style-name="T4">'App\\User'</text:span>,<text:span text:style-name="T5">3</text:span>,<text:span text:style-name="T3">NULL</text:span>,<text:span text:style-name="T3">NULL</text:span>,<text:span text:style-name="T3">NULL</text:span>),(<text:span text:style-name="T5">6</text:span>,<text:span text:style-name="T5">3</text:span>,<text:span text:style-name="T4">'App\\User'</text:span>,<text:span text:style-name="T5">1</text:span>,<text:span text:style-name="T3">NULL</text:span>,<text:span text:style-name="T3">NULL</text:span>,<text:span text:style-name="T3">NULL</text:span>),(<text:span text:style-name="T5">7</text:span>,<text:span text:style-name="T5">3</text:span>,<text:span text:style-name="T4">'App\\User'</text:span>,<text:span text:style-name="T5">2</text:span>,<text:span text:style-name="T3">NULL</text:span>,<text:span text:style-name="T3">NULL</text:span>,<text:span text:style-name="T3">NULL</text:span>),(<text:span text:style-name="T5">8</text:span>,<text:span text:style-name="T5">3</text:span>,<text:span text:style-name="T4">'App\\User'</text:span>,<text:span text:style-name="T5">5</text:span>,<text:span text:style-name="T3">NULL</text:span>,<text:span text:style-name="T3">NULL</text:span>,<text:span text:style-name="T3">NULL</text:span>),(<text:span text:style-name="T5">9</text:span>,<text:span text:style-name="T5">1</text:span>,<text:span text:style-name="T4">'App\\Models\\Group'</text:span>,<text:span text:style-name="T5">1</text:span>,<text:span text:style-name="T3">NULL</text:span>,<text:span text:style-name="T3">NULL</text:span>,<text:span text:style-name="T3">NULL</text:span>),(<text:span text:style-name="T5">10</text:span>,<text:span text:style-name="T5">1</text:span>,<text:span text:style-name="T4">'App\\Models\\Group'</text:span>,<text:span text:style-name="T5">3</text:span>,<text:span text:style-name="T3">NULL</text:span>,<text:span text:style-name="T3">NULL</text:span>,<text:span text:style-name="T3">NULL</text:span>),(<text:span text:style-name="T5">11</text:span>,<text:span text:style-name="T5">2</text:span>,<text:span text:style-name="T4">'App\\Models\\Group'</text:span>,<text:span text:style-name="T5">1</text:span>,<text:span text:style-name="T3">NULL</text:span>,<text:span text:style-name="T3">NULL</text:span>,<text:span text:style-name="T3">NULL</text:span>),(<text:span text:style-name="T5">12</text:span>,<text:span text:style-name="T5">2</text:span>,<text:span text:style-name="T4">'App\\Models\\Group'</text:span>,<text:span text:style-name="T5">3</text:span>,<text:span text:style-name="T3">NULL</text:span>,<text:span text:style-name="T3">NULL</text:span>,<text:span text:style-name="T3">NULL</text:span>),(<text:span text:style-name="T5">13</text:span>,<text:span text:style-name="T5">3</text:span>,<text:span text:style-name="T4">'App\\Models\\Group'</text:span>,<text:span text:style-name="T5">1</text:span>,<text:span text:style-name="T3">NULL</text:span>,<text:span text:style-name="T3">NULL</text:span>,<text:span text:style-name="T3">NULL</text:span>),(<text:span text:style-name="T5">14</text:span>,<text:span text:style-name="T5">3</text:span>,<text:span text:style-name="T4">'App\\Models\\Group'</text:span>,<text:span text:style-name="T5">3</text:span>,<text:span text:style-name="T3">NULL</text:span>,<text:span text:style-name="T3">NULL</text:span>,<text:span text:style-name="T3">NULL</text:span>),(<text:span text:style-name="T5">15</text:span>,<text:span text:style-name="T5">5</text:span>,<text:span text:style-name="T4">'App\\Models\\Group'</text:span>,<text:span text:style-name="T5">2</text:span>,<text:span text:style-name="T3">NULL</text:span>,<text:span text:style-name="T3">NULL</text:span>,<text:span text:style-name="T3">NULL</text:span>),(<text:span text:style-name="T5">16</text:span>,<text:span text:style-name="T5">5</text:span>,<text:span text:style-name="T4">'App\\Models\\Group'</text:span>,<text:span text:style-name="T5">3</text:span>,<text:span text:style-name="T3">NULL</text:span>,<text:span text:style-name="T3">NULL</text:span>,<text:span text:style-name="T3">NULL</text:span>),(<text:span text:style-name="T5">17</text:span>,<text:span text:style-name="T5">6</text:span>,<text:span text:style-name="T4">'App\\Models\\Group'</text:span>,<text:span text:style-name="T5">2</text:span>,<text:span text:style-name="T3">NULL</text:span>,<text:span text:style-name="T3">NULL</text:span>,<text:span text:style-name="T3">NULL</text:span>),(<text:span text:style-name="T5">18</text:span>,<text:span text:style-name="T5">6</text:span>,<text:span text:style-name="T4">'App\\Models\\Group'</text:span>,<text:span text:style-name="T5">3</text:span>,<text:span text:style-name="T3">NULL</text:span>,<text:span text:style-name="T3">NULL</text:span>,<text:span text:style-name="T3">NULL</text:span>),(<text:span text:style-name="T5">19</text:span>,<text:span text:style-name="T5">5</text:span>,<text:span text:style-name="T4">'App\\User'</text:span>,<text:span text:style-name="T5">3</text:span>,<text:span text:style-name="T3">NULL</text:span>,<text:span text:style-name="T3">NULL</text:span>,<text:span text:style-name="T3">NULL</text:span>),(<text:span text:style-name="T5">20</text:span>,<text:span text:style-name="T5">5</text:span>,<text:span text:style-name="T4">'App\\User'</text:span>,<text:span text:style-name="T5">6</text:span>,<text:span text:style-name="T3">NULL</text:span>,<text:span text:style-name="T3">NULL</text:span>,<text:span text:style-name="T3">NULL</text:span>),(<text:span text:style-name="T5">21</text:span>,<text:span text:style-name="T5">6</text:span>,<text:span text:style-name="T4">'App\\User'</text:span>,<text:span text:style-name="T5">5</text:span>,<text:span text:style-name="T3">NULL</text:span>,<text:span text:style-name="T3">NULL</text:span>,<text:span text:style-name="T3">NULL</text:span>);</text:p>
      <text:p text:style-name="P1"><text:span text:style-name="T1">/*!40000 ALTER TABLE `user_contacts` ENABLE KEYS */</text:span>;</text:p>
      <text:p text:style-name="P1"><text:span text:style-name="T3">UNLOCK</text:span> TABLES;</text:p>
      <text:p text:style-name="P1"><text:span text:style-name="T1">/*!40103 SET TIME_ZONE=@OLD_TIME_ZONE */</text:span>;</text:p>
      <text:p text:style-name="P3"/>
      <text:p text:style-name="P1"><text:span text:style-name="T1">/*!40101 SET SQL_MODE=@OLD_SQL_MODE */</text:span>;</text:p>
      <text:p text:style-name="P1"><text:span text:style-name="T1">/*!40014 SET FOREIGN_KEY_CHECKS=@OLD_FOREIGN_KEY_CHECKS */</text:span>;</text:p>
      <text:p text:style-name="P1"><text:span text:style-name="T1">/*!40014 SET UNIQUE_CHECKS=@OLD_UNIQUE_CHECKS */</text:span>;</text:p>
      <text:p text:style-name="P1"><text:span text:style-name="T1">/*!40101 SET CHARACTER_SET_CLIENT=@OLD_CHARACTER_SET_CLIENT */</text:span>;</text:p>
      <text:p text:style-name="P1"><text:span text:style-name="T1">/*!40101 SET CHARACTER_SET_RESULTS=@OLD_CHARACTER_SET_RESULTS */</text:span>;</text:p>
      <text:p text:style-name="P1"><text:span text:style-name="T1">/*!40101 SET COLLATION_CONNECTION=@OLD_COLLATION_CONNECTION */</text:span>;</text:p>
      <text:p text:style-name="P1"><text:span text:style-name="T1">/*!40111 SET SQL_NOTES=@OLD_SQL_NOTES */</text:span>;</text:p>
      <text:p text:style-name="P3"/>
      <text:p text:style-name="P2">-- Dump completed on 2022-05-16 12:13:43</text:p>
      <text:p text:style-name="P1"/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1:44:43.970429939</meta:creation-date>
    <dc:date>2022-05-16T12:15:44.967419996</dc:date>
    <meta:editing-duration>PT1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32" meta:character-count="3250" meta:non-whitespace-character-count="3070"/>
  </office:meta>
</office:document-meta>
</file>